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eeting Agenda</text:span></text:p>
      <text:p text:style-name="P1"><text:span text:style-name="T1"/></text:p>
      <text:p text:style-name="P1"><text:span text:style-name="T1"><text:s text:c="2"/>Date:<text:s text:c="2"/>02/4-2015</text:span></text:p>
      <text:p text:style-name="P1"><text:span text:style-name="T1"/></text:p>
      <text:p text:style-name="P1"><text:span text:style-name="T1"><text:s text:c="2"/>Facilitator: Daniel Johansson<text:tab/><text:tab/></text:span></text:p>
      <text:p text:style-name="P1"><text:span text:style-name="T1"/></text:p>
      <text:p text:style-name="P1"><text:span text:style-name="T1"><text:s text:c="2"/>Participants: Neda Farhand, Tobias Hallberg, Daniel Johansson, Erik Öhrn</text:span></text:p>
      <text:p text:style-name="P1"><text:span text:style-name="T1"/></text:p>
      <text:p text:style-name="P1"><text:span text:style-name="T1">1. Objectives.</text:span></text:p>
      <text:p text:style-name="P1"><text:span text:style-name="T1">We have no problems.</text:span></text:p>
      <text:p text:style-name="P1"><text:span text:style-name="T1"/></text:p>
      <text:p text:style-name="P1"><text:span text:style-name="T1">2. Reports (15 min) from previous meeting.</text:span></text:p>
      <text:p text:style-name="P1"><text:span text:style-name="T1">Erik has made a functional path finding function. Tobias has made an input controller.</text:span></text:p>
      <text:p text:style-name="P1"><text:span text:style-name="T1"/></text:p>
      <text:p text:style-name="P1"><text:span text:style-name="T1">3. Discussion items (35 min) </text:span></text:p>
      <text:p text:style-name="P1"><text:span text:style-name="T1">We should make a sequence map for a use case. How will the zombies move in the right direction? We can use the point that the function returns to move the zombie. </text:span></text:p>
      <text:p text:style-name="P1"><text:span text:style-name="T1">4. Outcomes and assignments (5 min) </text:span></text:p>
      <text:p text:style-name="P1"><text:span text:style-name="T1">Neda will write the remaining use cases.</text:span></text:p>
      <text:p text:style-name="P1"><text:span text:style-name="T1">Neda and Tobias will work together on creature movement.</text:span></text:p>
      <text:p text:style-name="P1"><text:span text:style-name="T1">Tobias will have main responsibility for making sure the zombies follow the right path.</text:span></text:p>
      <text:p text:style-name="P1"><text:span text:style-name="T1">All members will work on unfinished assignments from the last meeting.</text:span></text:p>
      <text:p text:style-name="P1"><text:span text:style-name="T1"><text:s text:c="2"/></text:span></text:p>
      <text:p text:style-name="P1"><text:span text:style-name="T1">5. Wrap up</text:span></text:p>
      <text:p text:style-name="P1"><text:span text:style-name="T1">All members will work on assignments. </text:span></text:p>
      <text:p text:style-name="P1"><text:span text:style-name="T1">Next meeting will be on Tuesday 20/4-2015 in Linsen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